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328cm"/>
    </style:style>
    <style:style style:name="Table1.B" style:family="table-column">
      <style:table-column-properties style:column-width="4.748cm"/>
    </style:style>
    <style:style style:name="Table1.C" style:family="table-column">
      <style:table-column-properties style:column-width="4.475cm"/>
    </style:style>
    <style:style style:name="Table1.D" style:family="table-column">
      <style:table-column-properties style:column-width="4.449cm"/>
    </style:style>
    <style:style style:name="Table1.A1" style:family="table-cell">
      <style:table-cell-properties style:vertical-align="middle" fo:padding="0.049cm" fo:border="none"/>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6"/>
    <style:style style:name="P33" style:family="paragraph" style:parent-style-name="Horizontal_20_Line">
      <style:text-properties officeooo:paragraph-rsid="001048bc"/>
    </style:style>
    <style:style style:name="P34" style:family="paragraph" style:parent-style-name="Text_20_body" style:list-style-name="L17"/>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8">
      <style:text-properties fo:font-weight="normal" officeooo:rsid="00110fec" officeooo:paragraph-rsid="00110fec" style:font-weight-asian="normal" style:font-weight-complex="normal"/>
    </style:style>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paragraph-properties fo:margin-top="0cm" fo:margin-bottom="0cm" style:contextual-spacing="false"/>
    </style:style>
    <style:style style:name="P42" style:family="paragraph" style:parent-style-name="Text_20_body" style:list-style-name="L20"/>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1"/>
    <style:style style:name="P45" style:family="paragraph" style:parent-style-name="Text_20_body">
      <style:text-properties officeooo:paragraph-rsid="001048bc"/>
    </style:style>
    <style:style style:name="T1" style:family="text">
      <style:text-properties fo:font-weight="bold" style:font-weight-asian="bold" style:font-weight-complex="bold"/>
    </style:style>
    <style:style style:name="T2" style:family="text">
      <style:text-properties officeooo:rsid="001048b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of of Cooperative Validation (PoCV)</text:span></text:h>
      <text:p text:style-name="Horizontal_20_Line"/>
      <text:h text:style-name="Heading_20_3" text:outline-level="3"><text:span text:style-name="Strong_20_Emphasis">1. Introduction</text:span></text:h>
      <text:p text:style-name="Text_20_body">Proof of Cooperative Validation (PoCV) is a novel blockchain consensus mechanism designed specifically for networks with constrained resources, such as IoT systems. Unlike traditional consensus mechanisms like Proof of Work (PoW) and Proof of Stake (PoS), PoCV prioritizes energy efficiency, scalability, and fault tolerance while maintaining a decentralized trust model.</text:p>
      <text:p text:style-name="Text_20_body">PoCV introduces <text:span text:style-name="Strong_20_Emphasis">cooperative validation</text:span>, where multiple nodes collaboratively validate transactions, and a <text:span text:style-name="Strong_20_Emphasis">reputation-based trust system</text:span> to weigh nodes' influence. The algorithm dynamically adjusts the consensus process based on the network's size, node reputation, and required security level, ensuring its adaptability across diverse conditions.</text:p>
      <text:p text:style-name="Horizontal_20_Line"/>
      <text:h text:style-name="Heading_20_3" text:outline-level="3"><text:span text:style-name="Strong_20_Emphasis">2. Key Components of PoCV</text:span></text:h>
      <text:h text:style-name="Heading_20_4" text:outline-level="4"><text:span text:style-name="Strong_20_Emphasis">2.1 Nodes</text:span></text:h>
      <text:p text:style-name="Text_20_body">Nodes are the fundamental participants in the network. Each node has:</text:p>
      <text:list text:style-name="L1">
        <text:list-item>
          <text:p text:style-name="P1"><text:span text:style-name="Strong_20_Emphasis">Unique Identity</text:span>: Represented by a cryptographic public-private key pair. </text:p>
        </text:list-item>
        <text:list-item>
          <text:p text:style-name="P1"><text:span text:style-name="Strong_20_Emphasis">Reputation Score</text:span>: </text:p>
          <text:list>
            <text:list-item>
              <text:p text:style-name="P1">A dynamic metric representing the node's trustworthiness. </text:p>
            </text:list-item>
            <text:list-item>
              <text:p text:style-name="P1">Higher scores indicate a history of honest participation; lower scores reflect malicious or unreliable behavior. </text:p>
            </text:list-item>
          </text:list>
        </text:list-item>
        <text:list-item>
          <text:p text:style-name="P1"><text:span text:style-name="Strong_20_Emphasis">Energy Consumption</text:span>: </text:p>
          <text:list>
            <text:list-item>
              <text:p text:style-name="P2">Tracks the node's energy usage during validation tasks, simulating resource limitations in IoT devices. </text:p>
            </text:list-item>
          </text:list>
        </text:list-item>
      </text:list>
      <text:h text:style-name="Heading_20_4" text:outline-level="4"><text:span text:style-name="Strong_20_Emphasis">2.2 Transactions</text:span></text:h>
      <text:p text:style-name="Text_20_body">Transactions represent the core data structure being validated and recorded on the blockchain. Each transaction includes:</text:p>
      <text:list text:style-name="L2">
        <text:list-item>
          <text:p text:style-name="P3"><text:span text:style-name="Strong_20_Emphasis">Data Payload</text:span>: </text:p>
          <text:list>
            <text:list-item>
              <text:p text:style-name="P3">Contains application-specific data (e.g., sensor readings in IoT). </text:p>
            </text:list-item>
          </text:list>
        </text:list-item>
        <text:list-item>
          <text:p text:style-name="P3"><text:span text:style-name="Strong_20_Emphasis">Digital Signature</text:span>: </text:p>
          <text:list>
            <text:list-item>
              <text:p text:style-name="P3">Ensures the authenticity of the transaction using the sender's private key. </text:p>
            </text:list-item>
          </text:list>
        </text:list-item>
        <text:list-item>
          <text:p text:style-name="P3"><text:span text:style-name="Strong_20_Emphasis">Timestamp</text:span>: </text:p>
          <text:list>
            <text:list-item>
              <text:p text:style-name="P4">Prevents replay attacks by including the time the transaction was created. </text:p>
            </text:list-item>
          </text:list>
        </text:list-item>
      </text:list>
      <text:h text:style-name="Heading_20_4" text:outline-level="4"><text:span text:style-name="Strong_20_Emphasis">2.3 Blocks</text:span></text:h>
      <text:p text:style-name="Text_20_body">Blocks are containers for validated transactions, maintaining the immutability of the blockchain. Each block consists of:</text:p>
      <text:list text:style-name="L3">
        <text:list-item>
          <text:p text:style-name="P5"><text:span text:style-name="Strong_20_Emphasis">Index</text:span>: The position of the block in the blockchain. </text:p>
        </text:list-item>
        <text:list-item>
          <text:p text:style-name="P5"><text:span text:style-name="Strong_20_Emphasis">Timestamp</text:span>: When the block was created. </text:p>
        </text:list-item>
        <text:list-item>
          <text:p text:style-name="P5"><text:soft-page-break/><text:span text:style-name="Strong_20_Emphasis">Transactions</text:span>: A list of validated transactions. </text:p>
        </text:list-item>
        <text:list-item>
          <text:p text:style-name="P5"><text:span text:style-name="Strong_20_Emphasis">Previous Hash</text:span>: A cryptographic link to the previous block. </text:p>
        </text:list-item>
        <text:list-item>
          <text:p text:style-name="P6"><text:span text:style-name="Strong_20_Emphasis">Current Hash</text:span>: The unique hash of the block's content. </text:p>
        </text:list-item>
      </text:list>
      <text:h text:style-name="Heading_20_4" text:outline-level="4"><text:span text:style-name="Strong_20_Emphasis">2.4 Reputation System</text:span></text:h>
      <text:list text:style-name="L4">
        <text:list-item>
          <text:p text:style-name="P7"><text:span text:style-name="Strong_20_Emphasis">Purpose</text:span>: </text:p>
          <text:list>
            <text:list-item>
              <text:p text:style-name="P7">Incentivize honest behavior and discourage malicious actions. </text:p>
            </text:list-item>
          </text:list>
        </text:list-item>
        <text:list-item>
          <text:p text:style-name="P7"><text:span text:style-name="Strong_20_Emphasis">Calculation</text:span>: </text:p>
          <text:list>
            <text:list-item>
              <text:p text:style-name="P7">Nodes earn reputation for successful validations and cooperative behavior. </text:p>
            </text:list-item>
            <text:list-item>
              <text:p text:style-name="P7">Reputation decreases for: </text:p>
              <text:list>
                <text:list-item>
                  <text:p text:style-name="P7">Invalid validations. </text:p>
                </text:list-item>
                <text:list-item>
                  <text:p text:style-name="P7">Excessive energy consumption. </text:p>
                </text:list-item>
                <text:list-item>
                  <text:p text:style-name="P8">Misbehavior (e.g., failing to validate). </text:p>
                </text:list-item>
              </text:list>
            </text:list-item>
          </text:list>
        </text:list-item>
      </text:list>
      <text:h text:style-name="Heading_20_4" text:outline-level="4"><text:span text:style-name="Strong_20_Emphasis">2.5 Consensus Threshold</text:span></text:h>
      <text:list text:style-name="L5">
        <text:list-item>
          <text:p text:style-name="P9">Determines how many nodes (KK) must validate a transaction before it is accepted. </text:p>
        </text:list-item>
        <text:list-item>
          <text:p text:style-name="P10">Adapts dynamically to network conditions using the formula: </text:p>
        </text:list-item>
      </text:list>
      <text:p text:style-name="Text_20_body"><text:tab/>K=min(N,max(1,⌈Number of Nodes/Total Reputation​×Confidence Factor⌉)) </text:p>
      <text:list text:style-name="L6">
        <text:list-item>
          <text:p text:style-name="P11"><text:span text:style-name="Strong_20_Emphasis">N:</text:span> Total nodes in the network. </text:p>
        </text:list-item>
        <text:list-item>
          <text:p text:style-name="P11"><text:span text:style-name="Strong_20_Emphasis">Total Reputation</text:span>: Sum of all node reputation scores. </text:p>
        </text:list-item>
        <text:list-item>
          <text:p text:style-name="P12"><text:span text:style-name="Strong_20_Emphasis">Confidence Factor</text:span>: Represents the required trust level (0–1). </text:p>
        </text:list-item>
      </text:list>
      <text:p text:style-name="Horizontal_20_Line"/>
      <text:h text:style-name="Heading_20_3" text:outline-level="3"><text:span text:style-name="Strong_20_Emphasis">3. The PoCV Workflow</text:span></text:h>
      <text:h text:style-name="Heading_20_4" text:outline-level="4"><text:span text:style-name="Strong_20_Emphasis">Step 1: Transaction Creation</text:span></text:h>
      <text:list text:style-name="L7">
        <text:list-item>
          <text:p text:style-name="P13">A node generates a transaction and signs it using its private key. </text:p>
        </text:list-item>
        <text:list-item>
          <text:p text:style-name="P14">The transaction is broadcast to its immediate peers for validation. </text:p>
        </text:list-item>
      </text:list>
      <text:h text:style-name="Heading_20_4" text:outline-level="4"><text:span text:style-name="Strong_20_Emphasis">Step 2: Cooperative Validation</text:span></text:h>
      <text:list text:style-name="L8">
        <text:list-item>
          <text:p text:style-name="P15">Receiving nodes verify the transaction: </text:p>
          <text:list>
            <text:list-item>
              <text:p text:style-name="P15">Validate the digital signature. </text:p>
            </text:list-item>
            <text:list-item>
              <text:p text:style-name="P15">Check for timestamp validity. </text:p>
            </text:list-item>
          </text:list>
        </text:list-item>
        <text:list-item>
          <text:p text:style-name="P16">Nodes append their validation signatures to the transaction. </text:p>
        </text:list-item>
      </text:list>
      <text:h text:style-name="Heading_20_4" text:outline-level="4"><text:span text:style-name="Strong_20_Emphasis">Step 3: Consensus</text:span></text:h>
      <text:list text:style-name="L9">
        <text:list-item>
          <text:p text:style-name="P17">A transaction is considered validated once KK reputable nodes confirm it. </text:p>
        </text:list-item>
        <text:list-item>
          <text:p text:style-name="P17">KK is dynamically determined based on: </text:p>
          <text:list>
            <text:list-item>
              <text:p text:style-name="P17">The average reputation of the network. </text:p>
            </text:list-item>
            <text:list-item>
              <text:p text:style-name="P18">The confidence factor set by the application. </text:p>
            </text:list-item>
          </text:list>
        </text:list-item>
      </text:list>
      <text:h text:style-name="Heading_20_4" text:outline-level="4"><text:span text:style-name="Strong_20_Emphasis">Step 4: Block Formation</text:span></text:h>
      <text:list text:style-name="L10">
        <text:list-item>
          <text:p text:style-name="P19">Validated transactions are grouped into blocks. </text:p>
        </text:list-item>
        <text:list-item>
          <text:p text:style-name="P19">A block is finalized and added to the blockchain when: </text:p>
          <text:list>
            <text:list-item>
              <text:p text:style-name="P19"><text:soft-page-break/>A predefined number of transactions are included, or </text:p>
            </text:list-item>
            <text:list-item>
              <text:p text:style-name="P20">A time threshold (e.g., 5 seconds) is reached. </text:p>
            </text:list-item>
          </text:list>
        </text:list-item>
      </text:list>
      <text:h text:style-name="Heading_20_4" text:outline-level="4"><text:span text:style-name="Strong_20_Emphasis">Step 5: Reputation Updates</text:span></text:h>
      <text:list text:style-name="L11">
        <text:list-item>
          <text:p text:style-name="P21">Nodes involved in the validation process adjust their reputation scores based on: </text:p>
          <text:list>
            <text:list-item>
              <text:p text:style-name="P21">Successful validations: Reputation increases. </text:p>
            </text:list-item>
            <text:list-item>
              <text:p text:style-name="P22">Invalid or missing validations: Reputation decreases. </text:p>
            </text:list-item>
          </text:list>
        </text:list-item>
      </text:list>
      <text:p text:style-name="Horizontal_20_Line"/>
      <text:h text:style-name="Heading_20_3" text:outline-level="3"><text:span text:style-name="Strong_20_Emphasis">4. Detailed Analysis of PoCV</text:span></text:h>
      <text:h text:style-name="Heading_20_4" text:outline-level="4"><text:span text:style-name="Strong_20_Emphasis">4.1 Reputation-Based Trust</text:span></text:h>
      <text:list text:style-name="L12">
        <text:list-item>
          <text:p text:style-name="P23"><text:span text:style-name="Strong_20_Emphasis">Why It’s Important</text:span>: </text:p>
          <text:list>
            <text:list-item>
              <text:p text:style-name="P23">In open networks, nodes may behave maliciously (e.g., submitting invalid validations). </text:p>
            </text:list-item>
            <text:list-item>
              <text:p text:style-name="P23">Reputation incentivizes nodes to act honestly. </text:p>
            </text:list-item>
          </text:list>
        </text:list-item>
        <text:list-item>
          <text:p text:style-name="P23"><text:span text:style-name="Strong_20_Emphasis">How It Works</text:span>: </text:p>
          <text:list>
            <text:list-item>
              <text:p text:style-name="P23">Nodes start with a default reputation score. </text:p>
            </text:list-item>
            <text:list-item>
              <text:p text:style-name="P23">Honest behavior (e.g., successful validations) earns small incremental increases. </text:p>
            </text:list-item>
            <text:list-item>
              <text:p text:style-name="P24">Malicious or negligent actions (e.g., invalid validations) result in larger penalties. </text:p>
            </text:list-item>
          </text:list>
        </text:list-item>
      </text:list>
      <text:h text:style-name="Heading_20_4" text:outline-level="4"><text:span text:style-name="Strong_20_Emphasis">4.2 Cooperative Validation</text:span></text:h>
      <text:list text:style-name="L13">
        <text:list-item>
          <text:p text:style-name="P25"><text:span text:style-name="Strong_20_Emphasis">How It Enhances Security</text:span>: </text:p>
          <text:list>
            <text:list-item>
              <text:p text:style-name="P25">Transactions are validated by multiple nodes, reducing reliance on a single entity. </text:p>
            </text:list-item>
            <text:list-item>
              <text:p text:style-name="P25">Even if some nodes behave maliciously, their influence is mitigated by the majority. </text:p>
            </text:list-item>
          </text:list>
        </text:list-item>
        <text:list-item>
          <text:p text:style-name="P25"><text:span text:style-name="Strong_20_Emphasis">Lightweight Nature</text:span>: </text:p>
          <text:list>
            <text:list-item>
              <text:p text:style-name="P25">Nodes perform simple cryptographic checks rather than solving complex puzzles. </text:p>
            </text:list-item>
            <text:list-item>
              <text:p text:style-name="P26">Suitable for IoT devices with limited computational power. </text:p>
            </text:list-item>
          </text:list>
        </text:list-item>
      </text:list>
      <text:h text:style-name="Heading_20_4" text:outline-level="4"><text:span text:style-name="Strong_20_Emphasis">4.3 Dynamic Thresholds</text:span></text:h>
      <text:list text:style-name="L14">
        <text:list-item>
          <text:p text:style-name="P27"><text:span text:style-name="Strong_20_Emphasis">Why It’s Needed</text:span>: </text:p>
          <text:list>
            <text:list-item>
              <text:p text:style-name="P27">Static thresholds (e.g., requiring 5 nodes for validation) fail to adapt to network conditions. </text:p>
            </text:list-item>
            <text:list-item>
              <text:p text:style-name="P27">Dynamic thresholds ensure the system scales with the network's size and trust level. </text:p>
            </text:list-item>
          </text:list>
        </text:list-item>
        <text:list-item>
          <text:p text:style-name="P27"><text:span text:style-name="Strong_20_Emphasis">Advantages</text:span>: </text:p>
          <text:list>
            <text:list-item>
              <text:p text:style-name="P27">High-reputation networks require fewer validators, optimizing efficiency. </text:p>
            </text:list-item>
            <text:list-item>
              <text:p text:style-name="P28">Low-reputation networks demand more validations, enhancing fault tolerance. </text:p>
            </text:list-item>
          </text:list>
        </text:list-item>
      </text:list>
      <text:h text:style-name="Heading_20_4" text:outline-level="4"><text:span text:style-name="Strong_20_Emphasis">4.4 Fault Tolerance</text:span></text:h>
      <text:list text:style-name="L15">
        <text:list-item>
          <text:p text:style-name="P29"><text:span text:style-name="Strong_20_Emphasis">Handling Malicious Nodes</text:span>: </text:p>
          <text:list>
            <text:list-item>
              <text:p text:style-name="P29">Malicious nodes lose reputation over time, reducing their influence. </text:p>
            </text:list-item>
            <text:list-item>
              <text:p text:style-name="P29">Transactions require validation from multiple nodes, mitigating the impact of isolated failures. </text:p>
            </text:list-item>
          </text:list>
        </text:list-item>
        <text:list-item>
          <text:p text:style-name="P29"><text:span text:style-name="Strong_20_Emphasis">Resilience to Attacks</text:span>: </text:p>
          <text:list>
            <text:list-item>
              <text:p text:style-name="P29"><text:soft-page-break/>Sybil attacks: Reputation-based influence ensures that a large number of fake nodes cannot dominate the network. </text:p>
            </text:list-item>
            <text:list-item>
              <text:p text:style-name="P30">Double-spending: Cooperative validation ensures robust checks against transaction duplication. </text:p>
            </text:list-item>
          </text:list>
        </text:list-item>
      </text:list>
      <text:h text:style-name="Heading_20_4" text:outline-level="4"><text:span text:style-name="Strong_20_Emphasis">4.5 Energy Efficiency</text:span></text:h>
      <text:list text:style-name="L16">
        <text:list-item>
          <text:p text:style-name="P31"><text:span text:style-name="Strong_20_Emphasis">Why It’s Critical</text:span>: </text:p>
          <text:list>
            <text:list-item>
              <text:p text:style-name="P31">IoT devices often have limited energy resources. </text:p>
            </text:list-item>
          </text:list>
        </text:list-item>
        <text:list-item>
          <text:p text:style-name="P31"><text:span text:style-name="Strong_20_Emphasis">How PoCV Achieves It</text:span>: </text:p>
          <text:list>
            <text:list-item>
              <text:p text:style-name="P31">Nodes consume minimal energy by focusing on lightweight cryptographic operations. </text:p>
            </text:list-item>
            <text:list-item>
              <text:p text:style-name="P32">Penalties for excessive energy consumption discourage inefficiency. </text:p>
            </text:list-item>
          </text:list>
        </text:list-item>
      </text:list>
      <text:p text:style-name="Text_20_body"/>
      <text:p text:style-name="P33"/>
      <text:h text:style-name="Heading_20_2" text:outline-level="2"><text:span text:style-name="Strong_20_Emphasis">Comparison with Proof of Karma (PoK)</text:span></text:h>
      <text:h text:style-name="Heading_20_3" text:outline-level="3"><text:span text:style-name="Strong_20_Emphasis">Similarities</text:span></text:h>
      <text:list text:style-name="L17">
        <text:list-item>
          <text:p text:style-name="P34"><text:span text:style-name="Strong_20_Emphasis">Reputation-Based Systems</text:span>:</text:p>
          <text:list>
            <text:list-item>
              <text:p text:style-name="P35">Both PoCV and PoK rely on reputation to incentivize honest behavior.</text:p>
            </text:list-item>
          </text:list>
        </text:list-item>
        <text:list-item>
          <text:p text:style-name="P34"><text:span text:style-name="Strong_20_Emphasis">Energy Efficiency</text:span>:</text:p>
          <text:list>
            <text:list-item>
              <text:p text:style-name="P35">Neither algorithm requires energy-intensive mining, making them suitable for IoT.</text:p>
            </text:list-item>
          </text:list>
        </text:list-item>
        <text:list-item>
          <text:p text:style-name="P34"><text:span text:style-name="Strong_20_Emphasis">Decentralization</text:span>:</text:p>
          <text:list>
            <text:list-item>
              <text:p text:style-name="P34">Both eliminate reliance on central authorities by distributing trust across the network.</text:p>
            </text:list-item>
          </text:list>
        </text:list-item>
      </text:list>
      <text:h text:style-name="Heading_20_3" text:outline-level="3"><text:span text:style-name="Strong_20_Emphasis">Differences</text:span></text:h>
      <text:list text:style-name="L18">
        <text:list-item>
          <text:p text:style-name="P36"><text:span text:style-name="Strong_20_Emphasis">Validation Process</text:span>:</text:p>
          <text:list>
            <text:list-item>
              <text:p text:style-name="P37">PoK employs a leader election mechanism for block creation.</text:p>
            </text:list-item>
            <text:list-item>
              <text:p text:style-name="P37">PoCV relies on cooperative validation by multiple nodes.</text:p>
            </text:list-item>
          </text:list>
        </text:list-item>
        <text:list-item>
          <text:p text:style-name="P38"><text:span text:style-name="T1">How the Reputation and Karma scores change:</text:span></text:p>
          <text:list>
            <text:list-item>
              <text:p text:style-name="P38">In PoK each node rates the other nodes and the ratings are taken into consideration while calculating the new score</text:p>
            </text:list-item>
            <text:list-item>
              <text:p text:style-name="P38">In PoCV there is a fixed value by which a node is rewarded or penalised thus reducing the extra communication overhead.</text:p>
            </text:list-item>
          </text:list>
        </text:list-item>
        <text:list-item>
          <text:p text:style-name="P36"><text:span text:style-name="Strong_20_Emphasis">Adaptability</text:span>:</text:p>
          <text:list>
            <text:list-item>
              <text:p text:style-name="P36">PoCV’s dynamic thresholds enable it to adjust to network conditions in real-time.</text:p>
            </text:list-item>
          </text:list>
        </text:list-item>
      </text:list>
      <text:p text:style-name="Text_20_body"/>
      <text:p text:style-name="Horizontal_20_Line"/>
      <text:h text:style-name="Heading_20_3" text:outline-level="3"><text:soft-page-break/><text:span text:style-name="Strong_20_Emphasis">5. PoCV vs. Other Consensus Mechanisms</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Metric</text:p>
            </table:table-cell>
            <table:table-cell table:style-name="Table1.A1" office:value-type="string">
              <text:p text:style-name="Table_20_Heading">PoCV</text:p>
            </table:table-cell>
            <table:table-cell table:style-name="Table1.A1" office:value-type="string">
              <text:p text:style-name="Table_20_Heading">PoW</text:p>
            </table:table-cell>
            <table:table-cell table:style-name="Table1.A1" office:value-type="string">
              <text:p text:style-name="Table_20_Heading">PoS</text:p>
            </table:table-cell>
          </table:table-row>
        </table:table-header-rows>
        <table:table-row>
          <table:table-cell table:style-name="Table1.A1" office:value-type="string">
            <text:p text:style-name="Table_20_Contents"><text:span text:style-name="Strong_20_Emphasis">Energy Efficiency</text:span></text:p>
          </table:table-cell>
          <table:table-cell table:style-name="Table1.A1" office:value-type="string">
            <text:p text:style-name="Table_20_Contents">High (low computation)</text:p>
          </table:table-cell>
          <table:table-cell table:style-name="Table1.A1" office:value-type="string">
            <text:p text:style-name="Table_20_Contents">Low (mining-intensive)</text:p>
          </table:table-cell>
          <table:table-cell table:style-name="Table1.A1" office:value-type="string">
            <text:p text:style-name="Table_20_Contents">Moderate (staking overhead)</text:p>
          </table:table-cell>
        </table:table-row>
        <table:table-row>
          <table:table-cell table:style-name="Table1.A1" office:value-type="string">
            <text:p text:style-name="Table_20_Contents"><text:span text:style-name="Strong_20_Emphasis">Scalability</text:span></text:p>
          </table:table-cell>
          <table:table-cell table:style-name="Table1.A1" office:value-type="string">
            <text:p text:style-name="Table_20_Contents">High (adaptive thresholds)</text:p>
          </table:table-cell>
          <table:table-cell table:style-name="Table1.A1" office:value-type="string">
            <text:p text:style-name="Table_20_Contents">Low (mining bottleneck)</text:p>
          </table:table-cell>
          <table:table-cell table:style-name="Table1.A1" office:value-type="string">
            <text:p text:style-name="Table_20_Contents">Moderate</text:p>
          </table:table-cell>
        </table:table-row>
        <table:table-row>
          <table:table-cell table:style-name="Table1.A1" office:value-type="string">
            <text:p text:style-name="Table_20_Contents"><text:span text:style-name="Strong_20_Emphasis">Fault Tolerance</text:span></text:p>
          </table:table-cell>
          <table:table-cell table:style-name="Table1.A1" office:value-type="string">
            <text:p text:style-name="Table_20_Contents">High (cooperative validation, <text:span text:style-name="T2">reputation based</text:span>)</text:p>
          </table:table-cell>
          <table:table-cell table:style-name="Table1.A1" office:value-type="string">
            <text:p text:style-name="Table_20_Contents">Moderate (51% attack risk)</text:p>
          </table:table-cell>
          <table:table-cell table:style-name="Table1.A1" office:value-type="string">
            <text:p text:style-name="Table_20_Contents">High</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High (reputation-based)</text:p>
          </table:table-cell>
          <table:table-cell table:style-name="Table1.A1" office:value-type="string">
            <text:p text:style-name="Table_20_Contents">High</text:p>
          </table:table-cell>
          <table:table-cell table:style-name="Table1.A1" office:value-type="string">
            <text:p text:style-name="Table_20_Contents">High</text:p>
          </table:table-cell>
        </table:table-row>
        <table:table-row>
          <table:table-cell table:style-name="Table1.A1" office:value-type="string">
            <text:p text:style-name="Table_20_Contents"><text:span text:style-name="Strong_20_Emphasis">Throughput (TPS)</text:span></text:p>
          </table:table-cell>
          <table:table-cell table:style-name="Table1.A1" office:value-type="string">
            <text:p text:style-name="Table_20_Contents">High (efficient validation)</text:p>
          </table:table-cell>
          <table:table-cell table:style-name="Table1.A1" office:value-type="string">
            <text:p text:style-name="Table_20_Contents">Low</text:p>
          </table:table-cell>
          <table:table-cell table:style-name="Table1.A1" office:value-type="string">
            <text:p text:style-name="Table_20_Contents">Moderate</text:p>
          </table:table-cell>
        </table:table-row>
      </table:table>
      <text:p text:style-name="Horizontal_20_Line"/>
      <text:h text:style-name="Heading_20_3" text:outline-level="3"><text:span text:style-name="Strong_20_Emphasis">6. Real-World Applications</text:span></text:h>
      <text:list text:style-name="L19">
        <text:list-item>
          <text:p text:style-name="P39"><text:span text:style-name="Strong_20_Emphasis">IoT Networks</text:span>:</text:p>
          <text:list>
            <text:list-item>
              <text:p text:style-name="P40">Securely validate sensor data with minimal energy consumption. </text:p>
            </text:list-item>
            <text:list-item>
              <text:p text:style-name="P40">Example: Smart agriculture systems. </text:p>
            </text:list-item>
          </text:list>
        </text:list-item>
        <text:list-item>
          <text:p text:style-name="P39"><text:span text:style-name="Strong_20_Emphasis">Supply Chains</text:span>:</text:p>
          <text:list>
            <text:list-item>
              <text:p text:style-name="P40">Validate transactions across multiple stakeholders with varying trust levels. </text:p>
            </text:list-item>
            <text:list-item>
              <text:p text:style-name="P40">Example: Tracking goods from production to delivery. </text:p>
            </text:list-item>
          </text:list>
        </text:list-item>
        <text:list-item>
          <text:p text:style-name="P39"><text:span text:style-name="Strong_20_Emphasis">Decentralized Finance (DeFi)</text:span>:</text:p>
          <text:list>
            <text:list-item>
              <text:p text:style-name="P39">Incorporate lightweight consensus for microtransactions. </text:p>
            </text:list-item>
          </text:list>
        </text:list-item>
      </text:list>
      <text:p text:style-name="Horizontal_20_Line"/>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7. Limitations and Future Work</text:span></text:h>
      <text:h text:style-name="Heading_20_4" text:outline-level="4"><text:span text:style-name="Strong_20_Emphasis">Limitations</text:span>:</text:h>
      <text:list text:style-name="L20">
        <text:list-item>
          <text:p text:style-name="P41">Reputation bootstrap: Newly joined nodes require a mechanism to earn initial reputation. <text:span text:style-name="T2">(Hence it’s only practical for a consortium blockchain that has a fixed number of nodes)</text:span></text:p>
        </text:list-item>
        <text:list-item>
          <text:p text:style-name="P42">Overhead in large-scale networks: While efficient, cooperative validation introduces communication overhead. </text:p>
        </text:list-item>
      </text:list>
      <text:h text:style-name="Heading_20_4" text:outline-level="4"><text:span text:style-name="Strong_20_Emphasis">Future Work</text:span>:</text:h>
      <text:list text:style-name="L21">
        <text:list-item>
          <text:p text:style-name="P43">Real-world Deployment: </text:p>
          <text:list>
            <text:list-item>
              <text:p text:style-name="P44">Test PoCV on physical IoT networks to validate energy efficiency and fault tolerance. </text:p>
            </text:list-item>
          </text:list>
        </text:list-item>
      </text:list>
      <text:p text:style-name="Horizontal_20_Line"/>
      <text:h text:style-name="Heading_20_3" text:outline-level="3"><text:soft-page-break/><text:span text:style-name="Strong_20_Emphasis">Conclusion</text:span></text:h>
      <text:p text:style-name="P45">Proof of Cooperative Validation (PoCV) introduces a novel, reputation-driven approach to blockchain consensus, addressing the inefficiencies of traditional mechanisms like PoW and PoS. Its cooperative validation model and dynamic thresholds ensure a balance between security, efficiency, and scalability, making it ideal for resource-constrained environments such as IoT networks.</text:p>
      <text:p text:style-name="Text_20_body">PoCV represents a significant step forward in lightweight consensus mechanisms, with potential applications spanning IoT, supply chains, and decentralized finance.</text:p>
      <text:p text:style-name="Horizontal_20_Line"><text:span text:style-name="Strong_20_Emphasis"><text:tab/></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02:57:03.507000000</meta:creation-date>
    <dc:date>2024-11-26T03:48:07.357000000</dc:date>
    <meta:editing-duration>PT12M55S</meta:editing-duration>
    <meta:editing-cycles>2</meta:editing-cycles>
    <meta:generator>LibreOffice/24.8.3.2$Windows_X86_64 LibreOffice_project/48a6bac9e7e268aeb4c3483fcf825c94556d9f92</meta:generator>
    <meta:document-statistic meta:table-count="1" meta:image-count="0" meta:object-count="0" meta:page-count="7" meta:paragraph-count="165" meta:word-count="1214" meta:character-count="8398" meta:non-whitespace-character-count="7342"/>
  </office:meta>
</office:document-meta>
</file>